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4389e" officeooo:paragraph-rsid="000438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OSE</text:p>
      <text:p text:style-name="Subtitle">Organisation des Services d'Enseignement</text:p>
      <text:h text:style-name="Heading_20_1" text:outline-level="1">Règles métiers</text:h>
      <text:p text:style-name="Text_20_body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rtrand </meta:initial-creator>
    <meta:creation-date>2014-09-01T15:51:50.024693524</meta:creation-date>
    <dc:date>2014-09-01T15:53:47.366115069</dc:date>
    <dc:creator>Bertrand </dc:creator>
    <meta:editing-duration>P0D</meta:editing-duration>
    <meta:editing-cycles>1</meta:editing-cycles>
    <meta:document-statistic meta:table-count="0" meta:image-count="0" meta:object-count="0" meta:page-count="1" meta:paragraph-count="3" meta:word-count="7" meta:character-count="57" meta:non-whitespace-character-count="53"/>
    <meta:generator>LibreOffice/4.1.3.2$Linux_X86_64 LibreOffice_project/410m0$Build-2</meta:generator>
  </office:meta>
</office:document-meta>
</file>